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62cm" style:rel-column-width="25519*"/>
    </style:style>
    <style:style style:name="Таблица1.B" style:family="table-column">
      <style:table-column-properties style:column-width="10.38cm" style:rel-column-width="400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11" style:family="table-row">
      <style:table-row-properties style:min-row-height="3.108cm"/>
    </style:style>
    <style:style style:name="Таблица1.33" style:family="table-row">
      <style:table-row-properties style:min-row-height="0.102cm"/>
    </style:style>
    <style:style style:name="Таблица1.34" style:family="table-row">
      <style:table-row-properties style:min-row-height="0.097cm"/>
    </style:style>
    <style:style style:name="Таблица1.52" style:family="table-row">
      <style:table-row-properties style:min-row-height="3.937cm"/>
    </style:style>
    <style:style style:name="Таблица1.65" style:family="table-row">
      <style:table-row-properties style:min-row-height="7.271cm"/>
    </style:style>
    <style:style style:name="Таблица1.66" style:family="table-row">
      <style:table-row-properties style:min-row-height="0.088cm"/>
    </style:style>
    <style:style style:name="Таблица1.110" style:family="table-row">
      <style:table-row-properties style:min-row-height="1.799cm"/>
    </style:style>
    <style:style style:name="Таблица1.120" style:family="table-row">
      <style:table-row-properties style:min-row-height="6.084cm"/>
    </style:style>
    <style:style style:name="Таблица1.160" style:family="table-row">
      <style:table-row-properties style:min-row-height="3.239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normal" style:font-weight-asian="normal" style:font-weight-complex="normal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text-properties fo:font-size="10pt" fo:language="ru" fo:country="RU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text-properties fo:language="en" fo:country="US" fo:font-weight="bold" style:font-weight-asian="bold" style:font-weight-complex="bold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Table_20_Contents">
      <style:text-properties officeooo:paragraph-rsid="000a8e01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normal" officeooo:rsid="000f0e57" officeooo:paragraph-rsid="000f0e57" style:font-size-asian="16pt" style:font-weight-asian="normal" style:font-size-complex="1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0f0e57" officeooo:paragraph-rsid="000f0e57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style:text-position="-33% 58%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0" style:font-name="Times New Roman1" fo:font-size="14pt" fo:letter-spacing="normal" fo:font-weight="normal"/>
    </style:style>
    <style:style style:name="T16" style:family="text">
      <style:text-properties officeooo:rsid="000a8e01"/>
    </style:style>
    <style:style style:name="T17" style:family="text">
      <style:text-properties officeooo:rsid="000ece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Команда</text:p>
          </table:table-cell>
          <table:table-cell table:style-name="Таблица1.B1" office:value-type="string">
            <text:p text:style-name="P2">Вызов</text:p>
          </table:table-cell>
        </table:table-row>
        <table:table-row>
          <table:table-cell table:style-name="Таблица1.A2" table:number-columns-spanned="2" office:value-type="string">
            <text:p text:style-name="P2">Взаимодействие между двумя страницами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Table_20_Contents">Создаём 2 страницы: <text:span text:style-name="T2">p1.php</text:span><text:span text:style-name="T1"> </text:span><text:span text:style-name="T3">и </text:span><text:span text:style-name="T2">p2.php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5">Создаём на странице <text:span text:style-name="T2">p1.php</text:span><text:span text:style-name="T1"> </text:span>формы для ввода и кнопку.</text:p>
            <text:p text:style-name="P5">При нажатии на кнопку будет переход на страницу <text:span text:style-name="T2">p2.php</text:span></text:p>
            <text:p text:style-name="P5"/>
            <text:p text:style-name="P8">&lt;form action = "<text:span text:style-name="T5">p2.php</text:span>" method = "POST"&gt;</text:p>
            <text:p text:style-name="P8"><text:s text:c="29"/>t1 &lt;input type="text" id="t1" <text:s/>value="" size="30" maxlength = "25" name = 't1' /&gt;&lt;br&gt;&lt;br&gt;</text:p>
            <text:p text:style-name="P8"><text:tab/><text:tab/> t2 &lt;input type="text" id="t2" <text:s/>value="" size="30" maxlength = "25" name = 't2' /&gt;&lt;br&gt;&lt;br&gt;</text:p>
            <text:p text:style-name="P8"><text:tab/><text:tab/> t3 &lt;input type="text" id="t3" <text:s/>value="" size="30" maxlength = "25" name = 't3' /&gt;&lt;br&gt;&lt;br&gt;</text:p>
            <text:p text:style-name="P8"><text:tab/><text:tab/> <text:span text:style-name="T5">&lt;input type="submit" id = "b1" value="Готово" /&gt;</text:span></text:p>
            <text:p text:style-name="P8">&lt;/form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5">Получаем введённые значения на странице <text:span text:style-name="T2">p2.php</text:span><text:span text:style-name="T1"> </text:span>и выводим их на экран</text:p>
            <text:p text:style-name="P5"/>
            <text:p text:style-name="P5">&lt;h3&gt; <text:s text:c="2"/>t1: <text:span text:style-name="T5">&lt;?php echo $_REQUEST['t1']; ?&gt;</text:span> <text:s text:c="3"/>&lt;/h3&gt;</text:p>
            <text:p text:style-name="P5">&lt;h3&gt; <text:s text:c="2"/>t2: <text:span text:style-name="T5">&lt;?php echo $_REQUEST['t2']; ?&gt;</text:span> <text:s text:c="3"/>&lt;/h3&gt;</text:p>
            <text:p text:style-name="P5">&lt;h3&gt; <text:s text:c="2"/>t3: <text:span text:style-name="T5">&lt;?php echo $_REQUEST['t3']; ?&gt;</text:span> <text:s text:c="3"/>&lt;/h3&gt;</text:p>
            <text:p text:style-name="P5"/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3">Язык <text:span text:style-name="T1">PHP</text:span>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ние целочисленных переменных</text:p>
          </table:table-cell>
          <table:table-cell table:style-name="Таблица1.A2" office:value-type="string">
            <text:p text:style-name="Table_20_Contents">$a = 20;</text:p>
            <text:p text:style-name="Table_20_Contents">$b = 9;</text:p>
          </table:table-cell>
        </table:table-row>
        <table:table-row>
          <table:table-cell table:style-name="Таблица1.A2" table:number-columns-spanned="2" office:value-type="string">
            <text:p text:style-name="P2">Логические операци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равнение двух переменных</text:p>
          </table:table-cell>
          <table:table-cell table:style-name="Таблица1.A2" office:value-type="string">
            <text:p text:style-name="Table_20_Contents">if ($a &gt; $b)</text:p>
            <text:p text:style-name="Table_20_Contents">{</text:p>
            <text:p text:style-name="Table_20_Contents"><text:tab/>echo "YES";</text:p>
            <text:p text:style-name="Table_20_Contents">}</text:p>
            <text:p text:style-name="Table_20_Contents">else</text:p>
            <text:p text:style-name="Table_20_Contents">{</text:p>
            <text:p text:style-name="Table_20_Contents"><text:tab/>echo "NO"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Использование конструкции</text:p>
            <text:p text:style-name="P1">иначе, если</text:p>
          </table:table-cell>
          <table:table-cell table:style-name="Таблица1.A2" office:value-type="string">
            <text:p text:style-name="Table_20_Contents">if ($a &gt; $b)</text:p>
            <text:p text:style-name="Table_20_Contents">{</text:p>
            <text:p text:style-name="Table_20_Contents"><text:tab/>echo "AAA";</text:p>
            <text:p text:style-name="Table_20_Contents">}</text:p>
            <text:p text:style-name="Table_20_Contents"><text:span text:style-name="T5">elseif</text:span> ($a &lt; $b)</text:p>
            <text:p text:style-name="Table_20_Contents">{</text:p>
            <text:p text:style-name="Table_20_Contents"><text:tab/>echo "BBB";</text:p>
            <text:p text:style-name="Table_20_Contents">}</text:p>
            <text:p text:style-name="Table_20_Contents">else</text:p>
            <text:p text:style-name="Table_20_Contents">{</text:p>
            <text:p text:style-name="Table_20_Contents"><text:tab/>echo "==";</text:p>
            <text:p text:style-name="Table_20_Contents">}</text:p>
          </table:table-cell>
        </table:table-row>
        <table:table-row table:style-name="Таблица1.11">
          <table:table-cell table:style-name="Таблица1.A7" office:value-type="string">
            <text:p text:style-name="Table_20_Contents">Логическое <text:span text:style-name="T5">И</text:span></text:p>
          </table:table-cell>
          <table:table-cell table:style-name="Таблица1.A2" office:value-type="string">
            <text:p text:style-name="Table_20_Contents">if ($a == 5 <text:span text:style-name="T5">&amp;&amp;</text:span> $b == 4)</text:p>
            <text:p text:style-name="Table_20_Contents">{</text:p>
            <text:p text:style-name="Table_20_Contents"><text:tab/>echo "YES";</text:p>
            <text:p text:style-name="Table_20_Contents">}</text:p>
          </table:table-cell>
        </table:table-row>
        <text:soft-page-break/>
        <table:table-row>
          <table:table-cell table:style-name="Таблица1.A7" office:value-type="string">
            <text:p text:style-name="Table_20_Contents">Логическое <text:span text:style-name="T5">ИЛИ</text:span></text:p>
          </table:table-cell>
          <table:table-cell table:style-name="Таблица1.A2" office:value-type="string">
            <text:p text:style-name="Table_20_Contents">if ($a == 110 <text:span text:style-name="T6">||</text:span> $b == 220)</text:p>
            <text:p text:style-name="Table_20_Contents">{</text:p>
            <text:p text:style-name="Table_20_Contents"><text:tab/>echo "YES"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Логическое <text:span text:style-name="T5">НЕ</text:span></text:p>
          </table:table-cell>
          <table:table-cell table:style-name="Таблица1.A2" office:value-type="string">
            <text:p text:style-name="Table_20_Contents">if ($a <text:span text:style-name="T5">!=</text:span> $b)</text:p>
            <text:p text:style-name="Table_20_Contents">{</text:p>
            <text:p text:style-name="Table_20_Contents"><text:tab/>echo "Ne Ravno";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2">Циклы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Цикл <text:span text:style-name="T2">while</text:span></text:p>
          </table:table-cell>
          <table:table-cell table:style-name="Таблица1.A2" office:value-type="string">
            <text:p text:style-name="Table_20_Contents">while ($a &lt; $b)</text:p>
            <text:p text:style-name="Table_20_Contents">{</text:p>
            <text:p text:style-name="Table_20_Contents"><text:tab/>echo "Chislo: ";</text:p>
            <text:p text:style-name="Table_20_Contents"><text:tab/>echo $a;</text:p>
            <text:p text:style-name="Table_20_Contents"><text:tab/>echo "&lt;br&gt;";</text:p>
            <text:p text:style-name="Table_20_Contents"><text:tab/>$a++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Цикл <text:span text:style-name="T2">for</text:span></text:p>
          </table:table-cell>
          <table:table-cell table:style-name="Таблица1.A2" office:value-type="string">
            <text:p text:style-name="Table_20_Contents">for($a = 1; $a &lt; $b; $a++) </text:p>
            <text:p text:style-name="Table_20_Contents">{</text:p>
            <text:p text:style-name="Table_20_Contents"><text:tab/>echo "AA = " . $a . "&lt;br&gt;";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3">Базовые арифметические операци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ложение</text:p>
          </table:table-cell>
          <table:table-cell table:style-name="Таблица1.A2" office:value-type="string">
            <text:p text:style-name="Table_20_Contents">$c = $a <text:span text:style-name="T5">+</text:span> $b;</text:p>
          </table:table-cell>
        </table:table-row>
        <table:table-row>
          <table:table-cell table:style-name="Таблица1.A7" office:value-type="string">
            <text:p text:style-name="Table_20_Contents">Вычитание</text:p>
          </table:table-cell>
          <table:table-cell table:style-name="Таблица1.A2" office:value-type="string">
            <text:p text:style-name="Table_20_Contents">$c = $a <text:span text:style-name="T5">-</text:span> $b;</text:p>
          </table:table-cell>
        </table:table-row>
        <table:table-row>
          <table:table-cell table:style-name="Таблица1.A7" office:value-type="string">
            <text:p text:style-name="Table_20_Contents">Умножение</text:p>
          </table:table-cell>
          <table:table-cell table:style-name="Таблица1.A2" office:value-type="string">
            <text:p text:style-name="Table_20_Contents">$c = $a <text:span text:style-name="T5">*</text:span> $b;</text:p>
          </table:table-cell>
        </table:table-row>
        <table:table-row>
          <table:table-cell table:style-name="Таблица1.A7" office:value-type="string">
            <text:p text:style-name="Table_20_Contents">Деление</text:p>
          </table:table-cell>
          <table:table-cell table:style-name="Таблица1.A2" office:value-type="string">
            <text:p text:style-name="Table_20_Contents">$c = <text:s/>$a <text:span text:style-name="T5">/</text:span> $b;</text:p>
          </table:table-cell>
        </table:table-row>
        <table:table-row>
          <table:table-cell table:style-name="Таблица1.A7" office:value-type="string">
            <text:p text:style-name="Table_20_Contents">Целая часть от деления</text:p>
          </table:table-cell>
          <table:table-cell table:style-name="Таблица1.A2" office:value-type="string">
            <text:p text:style-name="Table_20_Contents">$c = <text:span text:style-name="T12">floor</text:span>( $a <text:span text:style-name="T5">/</text:span> $b );</text:p>
          </table:table-cell>
        </table:table-row>
        <table:table-row>
          <table:table-cell table:style-name="Таблица1.A7" office:value-type="string">
            <text:p text:style-name="Table_20_Contents">Остаток от деления</text:p>
          </table:table-cell>
          <table:table-cell table:style-name="Таблица1.A2" office:value-type="string">
            <text:p text:style-name="Table_20_Contents">$c = <text:s/>$a <text:span text:style-name="T5">%</text:span> $b;</text:p>
          </table:table-cell>
        </table:table-row>
        <table:table-row>
          <table:table-cell table:style-name="Таблица1.A2" table:number-columns-spanned="2" office:value-type="string">
            <text:p text:style-name="P2">Математические функци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Модуль числа</text:p>
          </table:table-cell>
          <table:table-cell table:style-name="Таблица1.A2" office:value-type="string">
            <text:p text:style-name="Table_20_Contents">$c = <text:s/>abs($a);</text:p>
          </table:table-cell>
        </table:table-row>
        <table:table-row>
          <table:table-cell table:style-name="Таблица1.A7" office:value-type="string">
            <text:p text:style-name="Table_20_Contents">Округление до целого в меньшую сторону</text:p>
          </table:table-cell>
          <table:table-cell table:style-name="Таблица1.A2" office:value-type="string">
            <text:p text:style-name="Table_20_Contents">$c = <text:s/>floor($a);</text:p>
          </table:table-cell>
        </table:table-row>
        <table:table-row>
          <table:table-cell table:style-name="Таблица1.A7" office:value-type="string">
            <text:p text:style-name="Table_20_Contents">Возведение в степень</text:p>
          </table:table-cell>
          <table:table-cell table:style-name="Таблица1.A2" office:value-type="string">
            <text:p text:style-name="Table_20_Contents">$c = <text:s/>pow( $a , $b );</text:p>
          </table:table-cell>
        </table:table-row>
        <table:table-row>
          <table:table-cell table:style-name="Таблица1.A7" office:value-type="string">
            <text:p text:style-name="Table_20_Contents">Корень числа</text:p>
          </table:table-cell>
          <table:table-cell table:style-name="Таблица1.A2" office:value-type="string">
            <text:p text:style-name="Table_20_Contents">$c = <text:s/>sqrt($a);</text:p>
          </table:table-cell>
        </table:table-row>
        <table:table-row>
          <table:table-cell table:style-name="Таблица1.A7" office:value-type="string">
            <text:p text:style-name="Table_20_Contents">Логарифм <text:span text:style-name="T13">log</text:span><text:span text:style-name="T14">a</text:span><text:span text:style-name="T13">b</text:span></text:p>
          </table:table-cell>
          <table:table-cell table:style-name="Таблица1.A2" office:value-type="string">
            <text:p text:style-name="Table_20_Contents">$c = log($b) / log($a);</text:p>
          </table:table-cell>
        </table:table-row>
        <table:table-row>
          <table:table-cell table:style-name="Таблица1.A7" office:value-type="string">
            <text:p text:style-name="P5">Синус угла в радианах</text:p>
          </table:table-cell>
          <table:table-cell table:style-name="Таблица1.A2" office:value-type="string">
            <text:p text:style-name="Table_20_Contents">$c = sin(3.14);</text:p>
          </table:table-cell>
        </table:table-row>
        <table:table-row>
          <table:table-cell table:style-name="Таблица1.A7" office:value-type="string">
            <text:p text:style-name="Table_20_Contents">Косинус угла в радианах</text:p>
          </table:table-cell>
          <table:table-cell table:style-name="Таблица1.A2" office:value-type="string">
            <text:p text:style-name="Table_20_Contents">$c = cos(3.14);</text:p>
          </table:table-cell>
        </table:table-row>
        <table:table-row>
          <table:table-cell table:style-name="Таблица1.A2" table:number-columns-spanned="2" office:value-type="string">
            <text:p text:style-name="P2">Массивы</text:p>
          </table:table-cell>
          <table:covered-table-cell/>
        </table:table-row>
        <table:table-row table:style-name="Таблица1.33">
          <table:table-cell table:style-name="Таблица1.A7" office:value-type="string">
            <text:p text:style-name="Table_20_Contents">Создание массива</text:p>
          </table:table-cell>
          <table:table-cell table:style-name="Таблица1.A2" office:value-type="string">
            <text:p text:style-name="Table_20_Contents">$mass = array();</text:p>
          </table:table-cell>
        </table:table-row>
        <table:table-row table:style-name="Таблица1.34">
          <table:table-cell table:style-name="Таблица1.A7" office:value-type="string">
            <text:p text:style-name="Table_20_Contents">Заполнение массива</text:p>
          </table:table-cell>
          <table:table-cell table:style-name="Таблица1.A2" office:value-type="string">
            <text:p text:style-name="Table_20_Contents">for($i = 0; $i &lt; 15; $i++)</text:p>
            <text:p text:style-name="Table_20_Contents">{</text:p>
            <text:p text:style-name="Table_20_Contents"><text:tab/>$mass[$i] = $i * 5;</text:p>
            <text:p text:style-name="Table_20_Contents">}</text:p>
          </table:table-cell>
        </table:table-row>
        <text:soft-page-break/>
        <table:table-row table:style-name="Таблица1.34">
          <table:table-cell table:style-name="Таблица1.A7" office:value-type="string">
            <text:p text:style-name="Table_20_Contents">Вывод элементов массива на экран</text:p>
          </table:table-cell>
          <table:table-cell table:style-name="Таблица1.A2" office:value-type="string">
            <text:p text:style-name="Table_20_Contents">for($i = 0; $i &lt; 15; $i++)</text:p>
            <text:p text:style-name="Table_20_Contents">{</text:p>
            <text:p text:style-name="Table_20_Contents"><text:tab/>echo $mass[$i] . "&lt;br&gt;"; 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Задать значение ячейкам массива</text:p>
          </table:table-cell>
          <table:table-cell table:style-name="Таблица1.A2" office:value-type="string">
            <text:p text:style-name="Table_20_Contents">$mass[0] = 17;</text:p>
            <text:p text:style-name="Table_20_Contents">$mass[1] = 24;</text:p>
          </table:table-cell>
        </table:table-row>
        <table:table-row>
          <table:table-cell table:style-name="Таблица1.A7" office:value-type="string">
            <text:p text:style-name="Table_20_Contents">Получить значение ячейки массива</text:p>
          </table:table-cell>
          <table:table-cell table:style-name="Таблица1.A2" office:value-type="string">
            <text:p text:style-name="Table_20_Contents">$c = $mass[4];</text:p>
          </table:table-cell>
        </table:table-row>
        <table:table-row>
          <table:table-cell table:style-name="Таблица1.A7" office:value-type="string">
            <text:p text:style-name="Table_20_Contents">Перевернуть массив</text:p>
          </table:table-cell>
          <table:table-cell table:style-name="Таблица1.A2" office:value-type="string">
            <text:p text:style-name="Table_20_Contents">$mass = array_reverse($mass);</text:p>
          </table:table-cell>
        </table:table-row>
        <table:table-row>
          <table:table-cell table:style-name="Таблица1.A7" office:value-type="string">
            <text:p text:style-name="Table_20_Contents">Отсортировать массив по возрастанию</text:p>
          </table:table-cell>
          <table:table-cell table:style-name="Таблица1.A2" office:value-type="string">
            <text:p text:style-name="Table_20_Contents">sort($mass);</text:p>
          </table:table-cell>
        </table:table-row>
        <table:table-row>
          <table:table-cell table:style-name="Таблица1.A7" office:value-type="string">
            <text:p text:style-name="Table_20_Contents">Значение минимального элемента массива</text:p>
          </table:table-cell>
          <table:table-cell table:style-name="Таблица1.A2" office:value-type="string">
            <text:p text:style-name="Table_20_Contents">$c = min($mass);</text:p>
          </table:table-cell>
        </table:table-row>
        <table:table-row>
          <table:table-cell table:style-name="Таблица1.A7" office:value-type="string">
            <text:p text:style-name="Table_20_Contents">Значение максимального элемента массива</text:p>
          </table:table-cell>
          <table:table-cell table:style-name="Таблица1.A2" office:value-type="string">
            <text:p text:style-name="Table_20_Contents">$c = max($mass);</text:p>
          </table:table-cell>
        </table:table-row>
        <table:table-row>
          <table:table-cell table:style-name="Таблица1.A7" office:value-type="string">
            <text:p text:style-name="Table_20_Contents">Инициализация массива при его создании</text:p>
          </table:table-cell>
          <table:table-cell table:style-name="Таблица1.A2" office:value-type="string">
            <text:p text:style-name="Table_20_Contents">$mass = array(10,20,30,40,50);</text:p>
          </table:table-cell>
        </table:table-row>
        <table:table-row>
          <table:table-cell table:style-name="Таблица1.A7" office:value-type="string">
            <text:p text:style-name="Table_20_Contents">Сложение массивов</text:p>
          </table:table-cell>
          <table:table-cell table:style-name="Таблица1.A2" office:value-type="string">
            <text:p text:style-name="Table_20_Contents">$mass3 = array_merge($mass1, $mass2);</text:p>
          </table:table-cell>
        </table:table-row>
        <table:table-row>
          <table:table-cell table:style-name="Таблица1.A7" office:value-type="string">
            <text:p text:style-name="P6">Добавить элемент в конец массива</text:p>
          </table:table-cell>
          <table:table-cell table:style-name="Таблица1.A2" office:value-type="string">
            <text:p text:style-name="Table_20_Contents">array_push($mass , 45);</text:p>
          </table:table-cell>
        </table:table-row>
        <table:table-row>
          <table:table-cell table:style-name="Таблица1.A7" office:value-type="string">
            <text:p text:style-name="P6">Удалить последний элемент массива</text:p>
          </table:table-cell>
          <table:table-cell table:style-name="Таблица1.A2" office:value-type="string">
            <text:p text:style-name="Table_20_Contents">array_pop($mass);</text:p>
          </table:table-cell>
        </table:table-row>
        <table:table-row>
          <table:table-cell table:style-name="Таблица1.A7" office:value-type="string">
            <text:p text:style-name="P6">Вставить элемент в начало массива</text:p>
          </table:table-cell>
          <table:table-cell table:style-name="Таблица1.A2" office:value-type="string">
            <text:p text:style-name="Table_20_Contents">array_unshift($mass,99);</text:p>
          </table:table-cell>
        </table:table-row>
        <table:table-row>
          <table:table-cell table:style-name="Таблица1.A7" office:value-type="string">
            <text:p text:style-name="P6">Удалить элемент из начала массива</text:p>
          </table:table-cell>
          <table:table-cell table:style-name="Таблица1.A2" office:value-type="string">
            <text:p text:style-name="Table_20_Contents">array_shift($mass);</text:p>
          </table:table-cell>
        </table:table-row>
        <table:table-row>
          <table:table-cell table:style-name="Таблица1.A7" office:value-type="string">
            <text:p text:style-name="P6">Длина массива</text:p>
          </table:table-cell>
          <table:table-cell table:style-name="Таблица1.A2" office:value-type="string">
            <text:p text:style-name="Table_20_Contents">$n = count($mass);</text:p>
          </table:table-cell>
        </table:table-row>
        <table:table-row>
          <table:table-cell table:style-name="Таблица1.A2" table:number-columns-spanned="2" office:value-type="string">
            <text:p text:style-name="P3">Двумерные массивы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ние двумерного массива</text:p>
          </table:table-cell>
          <table:table-cell table:style-name="Таблица1.A2" office:value-type="string">
            <text:p text:style-name="Table_20_Contents">$mass = array();</text:p>
            <text:p text:style-name="Table_20_Contents"/>
            <text:p text:style-name="Table_20_Contents">for($i = 0; $i &lt; 5; $i++)</text:p>
            <text:p text:style-name="Table_20_Contents">{</text:p>
            <text:p text:style-name="Table_20_Contents"><text:tab/>$mass[$i] = array()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Заполняем значениями ячейки двумерного массива</text:p>
          </table:table-cell>
          <table:table-cell table:style-name="Таблица1.A2" office:value-type="string">
            <text:p text:style-name="Table_20_Contents">for($i = 0; $i &lt; 5; $i++)</text:p>
            <text:p text:style-name="Table_20_Contents">{</text:p>
            <text:p text:style-name="Table_20_Contents"><text:tab/>for($j = 0; $j &lt; 10; $j++)</text:p>
            <text:p text:style-name="Table_20_Contents"><text:tab/>{</text:p>
            <text:p text:style-name="Table_20_Contents"><text:tab/><text:tab/>$mass[$i][$j] = $i * <text:s/>$j;</text:p>
            <text:p text:style-name="Table_20_Contents"><text:tab/>}</text:p>
            <text:p text:style-name="Table_20_Contents">}</text:p>
          </table:table-cell>
        </table:table-row>
        <table:table-row table:style-name="Таблица1.52">
          <table:table-cell table:style-name="Таблица1.A7" office:value-type="string">
            <text:p text:style-name="Table_20_Contents">Выводим содержимое двумерного массива на экран</text:p>
          </table:table-cell>
          <table:table-cell table:style-name="Таблица1.A2" office:value-type="string">
            <text:p text:style-name="Table_20_Contents">for($i = 0; $i &lt; 5; $i++)</text:p>
            <text:p text:style-name="Table_20_Contents">{</text:p>
            <text:p text:style-name="Table_20_Contents"><text:tab/>for($j = 0; $j &lt; 10; $j++)</text:p>
            <text:p text:style-name="Table_20_Contents"><text:tab/>{</text:p>
            <text:p text:style-name="Table_20_Contents"><text:tab/><text:tab/>echo $mass[$i][$j] . " &amp;nbsp <text:s/>&amp;nbsp ";</text:p>
            <text:p text:style-name="Table_20_Contents"><text:tab/>}</text:p>
            <text:p text:style-name="Table_20_Contents"><text:tab/>echo "&lt;br&gt;";</text:p>
            <text:p text:style-name="Table_20_Contents">}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Строк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ние строки</text:p>
          </table:table-cell>
          <table:table-cell table:style-name="Таблица1.A2" office:value-type="string">
            <text:p text:style-name="Table_20_Contents">$s = "hello world";</text:p>
          </table:table-cell>
        </table:table-row>
        <table:table-row>
          <table:table-cell table:style-name="Таблица1.A7" office:value-type="string">
            <text:p text:style-name="Table_20_Contents">Сложение строк в одну</text:p>
          </table:table-cell>
          <table:table-cell table:style-name="Таблица1.A2" office:value-type="string">
            <text:p text:style-name="Table_20_Contents">$s = $s1 <text:span text:style-name="T5">.</text:span> $s2 <text:span text:style-name="T5">.</text:span> $s3;</text:p>
          </table:table-cell>
        </table:table-row>
        <table:table-row>
          <table:table-cell table:style-name="Таблица1.A7" office:value-type="string">
            <text:p text:style-name="Table_20_Contents">Создание символа</text:p>
          </table:table-cell>
          <table:table-cell table:style-name="Таблица1.A2" office:value-type="string">
            <text:p text:style-name="Table_20_Contents">$c = 'x';</text:p>
          </table:table-cell>
        </table:table-row>
        <table:table-row>
          <table:table-cell table:style-name="Таблица1.A7" office:value-type="string">
            <text:p text:style-name="Table_20_Contents">Сохранить в символ элемент строки</text:p>
          </table:table-cell>
          <table:table-cell table:style-name="Таблица1.A2" office:value-type="string">
            <text:p text:style-name="Table_20_Contents">$c = $s[6];</text:p>
          </table:table-cell>
        </table:table-row>
        <table:table-row>
          <table:table-cell table:style-name="Таблица1.A7" office:value-type="string">
            <text:p text:style-name="Table_20_Contents">Задать символ в строке</text:p>
          </table:table-cell>
          <table:table-cell table:style-name="Таблица1.A2" office:value-type="string">
            <text:p text:style-name="Table_20_Contents">$s[2] = 'X';</text:p>
            <text:p text:style-name="Table_20_Contents">$s[5] = $c;</text:p>
          </table:table-cell>
        </table:table-row>
        <table:table-row>
          <table:table-cell table:style-name="Таблица1.A7" office:value-type="string">
            <text:p text:style-name="Table_20_Contents">Сравнение строк</text:p>
          </table:table-cell>
          <table:table-cell table:style-name="Таблица1.A2" office:value-type="string">
            <text:p text:style-name="Table_20_Contents">if($s1 == $s2)</text:p>
            <text:p text:style-name="Table_20_Contents">{</text:p>
            <text:p text:style-name="Table_20_Contents"><text:tab/>echo "YES"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Длина строки</text:p>
          </table:table-cell>
          <table:table-cell table:style-name="Таблица1.A2" office:value-type="string">
            <text:p text:style-name="Table_20_Contents">$n = strlen($s);</text:p>
          </table:table-cell>
        </table:table-row>
        <table:table-row>
          <table:table-cell table:style-name="Таблица1.A7" office:value-type="string">
            <text:p text:style-name="Table_20_Contents">Разбить строку по делителю и записать слова в массив</text:p>
          </table:table-cell>
          <table:table-cell table:style-name="Таблица1.A2" office:value-type="string">
            <text:p text:style-name="Table_20_Contents">$mass = array();</text:p>
            <text:p text:style-name="Table_20_Contents">$mass = <text:span text:style-name="T5">explode</text:span>("X",$s);</text:p>
          </table:table-cell>
        </table:table-row>
        <table:table-row>
          <table:table-cell table:style-name="Таблица1.A7" office:value-type="string">
            <text:p text:style-name="Table_20_Contents">Склеить массив в строку</text:p>
          </table:table-cell>
          <table:table-cell table:style-name="Таблица1.A2" office:value-type="string">
            <text:p text:style-name="Table_20_Contents">$s = implode("_",$mass);</text:p>
          </table:table-cell>
        </table:table-row>
        <table:table-row>
          <table:table-cell table:style-name="Таблица1.A2" table:number-columns-spanned="2" office:value-type="string">
            <text:p text:style-name="P2">Процедуры и функци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ём и тестируем функцию, считающую сумму чисел</text:p>
          </table:table-cell>
          <table:table-cell table:style-name="Таблица1.A2" office:value-type="string">
            <text:p text:style-name="Table_20_Contents">function sum($a, $b)</text:p>
            <text:p text:style-name="Table_20_Contents">{</text:p>
            <text:p text:style-name="Table_20_Contents"><text:tab/>$ans = $a + $b;</text:p>
            <text:p text:style-name="Table_20_Contents"><text:tab/>return $ans;</text:p>
            <text:p text:style-name="Table_20_Contents">}</text:p>
            <text:p text:style-name="Table_20_Contents"/>
            <text:p text:style-name="Table_20_Contents">$n = sum(3,4);</text:p>
          </table:table-cell>
        </table:table-row>
        <table:table-row table:style-name="Таблица1.65">
          <table:table-cell table:style-name="Таблица1.A7" office:value-type="string">
            <text:p text:style-name="Table_20_Contents">Тестирование переменных в функции</text:p>
            <text:p text:style-name="Table_20_Contents"/>
            <text:p text:style-name="Table_20_Contents">Переменные <text:span text:style-name="T1">$a </text:span><text:span text:style-name="T3">и </text:span><text:span text:style-name="T1">$b </text:span><text:span text:style-name="T3">после вызова функции не изменились</text:span></text:p>
            <text:p text:style-name="P5"/>
            <text:p text:style-name="P5"/>
            <text:p text:style-name="Table_20_Contents"/>
            <text:p text:style-name="Table_20_Contents"/>
          </table:table-cell>
          <table:table-cell table:style-name="Таблица1.A2" office:value-type="string">
            <text:p text:style-name="Table_20_Contents">$a = 100;</text:p>
            <text:p text:style-name="Table_20_Contents">$b = 200;</text:p>
            <text:p text:style-name="Table_20_Contents"/>
            <text:p text:style-name="P1"><text:span text:style-name="T7">//</text:span> до: <text:s/>a = 100 <text:s/>b = 200</text:p>
            <text:p text:style-name="Table_20_Contents"/>
            <text:p text:style-name="Table_20_Contents">function change()</text:p>
            <text:p text:style-name="Table_20_Contents">{</text:p>
            <text:p text:style-name="Table_20_Contents"><text:tab/>$a = 999;</text:p>
            <text:p text:style-name="Table_20_Contents"><text:tab/>$b = 999;</text:p>
            <text:p text:style-name="Table_20_Contents">}</text:p>
            <text:p text:style-name="Table_20_Contents"/>
            <text:p text:style-name="Table_20_Contents">change();</text:p>
            <text:p text:style-name="Table_20_Contents"/>
            <text:p text:style-name="P1"><text:span text:style-name="T7">//</text:span> после: <text:s/>a = 100 <text:s/>b = 200</text:p>
          </table:table-cell>
        </table:table-row>
        <table:table-row table:style-name="Таблица1.66">
          <table:table-cell table:style-name="Таблица1.A7" office:value-type="string">
            <text:p text:style-name="Table_20_Contents">Создание и тестирование функции, возвращающей массив, элементы которого умножены на два</text:p>
          </table:table-cell>
          <table:table-cell table:style-name="Таблица1.A2" office:value-type="string">
            <text:p text:style-name="Table_20_Contents">function umnogNaTwo($mass, $kol)</text:p>
            <text:p text:style-name="Table_20_Contents">{</text:p>
            <text:p text:style-name="Table_20_Contents"><text:s text:c="4"/>for($i = 0; $i &lt; $kol; $i++) $mass[$i] = $mass[$i] * 2;</text:p>
            <text:p text:style-name="Table_20_Contents"><text:s text:c="4"/>return $mass;</text:p>
            <text:p text:style-name="Table_20_Contents">}</text:p>
            <text:p text:style-name="Table_20_Contents"/>
            <text:p text:style-name="Table_20_Contents">$m = array(10,20,30,40,50);</text:p>
            <text:p text:style-name="Table_20_Contents">$m = umnogNaTwo($m,5);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Классы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Описываем класс</text:p>
          </table:table-cell>
          <table:table-cell table:style-name="Таблица1.A2" office:value-type="string">
            <text:p text:style-name="Table_20_Contents">class summer</text:p>
            <text:p text:style-name="Table_20_Contents">{</text:p>
            <text:p text:style-name="Table_20_Contents"><text:tab/>var $a, $b;</text:p>
            <text:p text:style-name="Table_20_Contents"><text:tab/></text:p>
            <text:p text:style-name="Table_20_Contents"><text:tab/>function init($aa, $bb)</text:p>
            <text:p text:style-name="Table_20_Contents"><text:tab/>{</text:p>
            <text:p text:style-name="Table_20_Contents"><text:tab/><text:tab/>$this-&gt;a = $aa;</text:p>
            <text:p text:style-name="Table_20_Contents"><text:tab/><text:tab/>$this-&gt;b = $bb;</text:p>
            <text:p text:style-name="Table_20_Contents"><text:tab/>}</text:p>
            <text:p text:style-name="Table_20_Contents"><text:tab/></text:p>
            <text:p text:style-name="Table_20_Contents"><text:tab/>function sum()</text:p>
            <text:p text:style-name="Table_20_Contents"><text:tab/>{</text:p>
            <text:p text:style-name="Table_20_Contents"><text:tab/><text:tab/>return ( $this-&gt;a + $this-&gt;b );</text:p>
            <text:p text:style-name="Table_20_Contents"><text:tab/>}</text:p>
            <text:p text:style-name="Table_20_Contents">};</text:p>
          </table:table-cell>
        </table:table-row>
        <table:table-row>
          <table:table-cell table:style-name="Таблица1.A7" office:value-type="string">
            <text:p text:style-name="Table_20_Contents">Создаём и тестируем экземпляры класса</text:p>
          </table:table-cell>
          <table:table-cell table:style-name="Таблица1.A2" office:value-type="string">
            <text:p text:style-name="Table_20_Contents">$obj1 = new summer;</text:p>
            <text:p text:style-name="Table_20_Contents">$obj2 = new summer;</text:p>
            <text:p text:style-name="Table_20_Contents"/>
            <text:p text:style-name="Table_20_Contents">$obj1-&gt;init(5,10);</text:p>
            <text:p text:style-name="Table_20_Contents">$obj2-&gt;init(30,40);</text:p>
            <text:p text:style-name="Table_20_Contents"/>
            <text:p text:style-name="Table_20_Contents">echo $obj1-&gt;sum() . " &amp;nbsp <text:s/>&amp;nbsp " . $obj2-&gt;sum();</text:p>
          </table:table-cell>
        </table:table-row>
        <table:table-row>
          <table:table-cell table:style-name="Таблица1.A2" table:number-columns-spanned="2" office:value-type="string">
            <text:p text:style-name="P2">Наследование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Унаследуем поля и методы класса <text:span text:style-name="T1">summer</text:span></text:p>
          </table:table-cell>
          <table:table-cell table:style-name="Таблица1.A2" office:value-type="string">
            <text:p text:style-name="Table_20_Contents">class perimetr <text:span text:style-name="T5">extends</text:span> summer</text:p>
            <text:p text:style-name="Table_20_Contents">{</text:p>
            <text:p text:style-name="Table_20_Contents"><text:tab/>var $p;</text:p>
            <text:p text:style-name="Table_20_Contents"><text:tab/></text:p>
            <text:p text:style-name="Table_20_Contents"><text:tab/>function countPer()</text:p>
            <text:p text:style-name="Table_20_Contents"><text:tab/>{</text:p>
            <text:p text:style-name="Table_20_Contents"><text:tab/><text:tab/><text:span text:style-name="T5">$ans</text:span> = $this-&gt;sum() * 2;</text:p>
            <text:p text:style-name="Table_20_Contents"><text:tab/><text:tab/>$this-&gt;p = <text:span text:style-name="T5">$ans</text:span>;</text:p>
            <text:p text:style-name="Table_20_Contents"><text:tab/>}</text:p>
            <text:p text:style-name="Table_20_Contents"><text:tab/></text:p>
            <text:p text:style-name="Table_20_Contents"><text:tab/>function getPer()</text:p>
            <text:p text:style-name="Table_20_Contents"><text:tab/>{</text:p>
            <text:p text:style-name="Table_20_Contents"><text:tab/><text:tab/>return $this-&gt;p;</text:p>
            <text:p text:style-name="Table_20_Contents"><text:tab/>}</text:p>
            <text:p text:style-name="Table_20_Contents">};</text:p>
          </table:table-cell>
        </table:table-row>
        <table:table-row>
          <table:table-cell table:style-name="Таблица1.A7" office:value-type="string">
            <text:p text:style-name="Table_20_Contents">Тестируем поля и методы экземпляров класса</text:p>
          </table:table-cell>
          <table:table-cell table:style-name="Таблица1.A2" office:value-type="string">
            <text:p text:style-name="Table_20_Contents">$per1 = new perimetr;</text:p>
            <text:p text:style-name="Table_20_Contents">$per2 = new perimetr;</text:p>
            <text:p text:style-name="Table_20_Contents"/>
            <text:p text:style-name="Table_20_Contents">$per1-&gt;init(2,3);</text:p>
            <text:p text:style-name="Table_20_Contents">$per2-&gt;init(7,8);</text:p>
            <text:p text:style-name="Table_20_Contents"/>
            <text:p text:style-name="Table_20_Contents">$per1-&gt;countPer();</text:p>
            <text:p text:style-name="Table_20_Contents">$per2-&gt;countPer();</text:p>
            <text:p text:style-name="Table_20_Contents"/>
            <text:p text:style-name="Table_20_Contents">echo $per1-&gt;getPer() . " &amp;nbsp &amp;nbsp " . $per2-&gt;getPer();</text:p>
            <text:p text:style-name="Table_20_Contents"/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Текстовые файлы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<text:span text:style-name="T5">Создание</text:span> или <text:span text:style-name="T5">перезапись</text:span> файла</text:p>
          </table:table-cell>
          <table:table-cell table:style-name="Таблица1.A2" office:value-type="string">
            <text:p text:style-name="Table_20_Contents">$f = fopen("maxim.txt","w+");</text:p>
            <text:p text:style-name="Table_20_Contents">fclose($f);</text:p>
          </table:table-cell>
        </table:table-row>
        <table:table-row>
          <table:table-cell table:style-name="Таблица1.A7" office:value-type="string">
            <text:p text:style-name="Table_20_Contents"><text:span text:style-name="T5">Добавление</text:span> строк в файл</text:p>
          </table:table-cell>
          <table:table-cell table:style-name="Таблица1.A2" office:value-type="string">
            <text:p text:style-name="Table_20_Contents">$f = fopen("maxim.txt","a+");</text:p>
            <text:p text:style-name="Table_20_Contents"/>
            <text:p text:style-name="Table_20_Contents">fwrite($f,"Hello world\n");</text:p>
            <text:p text:style-name="Table_20_Contents">fwrite($f,"I am Maxim\n");</text:p>
            <text:p text:style-name="Table_20_Contents"/>
            <text:p text:style-name="Table_20_Contents">fclose($f);</text:p>
          </table:table-cell>
        </table:table-row>
        <table:table-row>
          <table:table-cell table:style-name="Таблица1.A7" office:value-type="string">
            <text:p text:style-name="P5"><text:span text:style-name="T5">Считывание</text:span> всех строк из текстового файла и вывод их на экран вместе с их длиной</text:p>
            <text:p text:style-name="P5"/>
            <text:p text:style-name="P5">Выводит длины строк на 1 больше нужного</text:p>
            <text:p text:style-name="P5"/>
            <text:p text:style-name="P5">Работает только <text:span text:style-name="T5">без</text:span> русских букв</text:p>
          </table:table-cell>
          <table:table-cell table:style-name="Таблица1.A2" office:value-type="string">
            <text:p text:style-name="Table_20_Contents">$f = fopen("maxim.txt","r");</text:p>
            <text:p text:style-name="Table_20_Contents"/>
            <text:p text:style-name="Table_20_Contents">while(!feof($f)) </text:p>
            <text:p text:style-name="Table_20_Contents">{</text:p>
            <text:p text:style-name="Table_20_Contents"><text:s text:c="5"/>$s = fgets($f);</text:p>
            <text:p text:style-name="Table_20_Contents"><text:tab/></text:p>
            <text:p text:style-name="Table_20_Contents"><text:s text:c="5"/>if($s != "")</text:p>
            <text:p text:style-name="Table_20_Contents"><text:s text:c="4"/>{</text:p>
            <text:p text:style-name="Table_20_Contents"><text:tab/>echo $s . " &amp;nbsp <text:s/>&amp;nbsp " .strlen($s) . "&lt;br&gt;";</text:p>
            <text:p text:style-name="Table_20_Contents"><text:s text:c="4"/>}</text:p>
            <text:p text:style-name="Table_20_Contents">}</text:p>
            <text:p text:style-name="Table_20_Contents"/>
            <text:p text:style-name="Table_20_Contents">fclose($f);</text:p>
          </table:table-cell>
        </table:table-row>
        <table:table-row>
          <table:table-cell table:style-name="Таблица1.A7" office:value-type="string">
            <text:p text:style-name="Table_20_Contents">Проверка на существование файла</text:p>
          </table:table-cell>
          <table:table-cell table:style-name="Таблица1.A2" office:value-type="string">
            <text:p text:style-name="Table_20_Contents">$b = file_exists("maxim.txt");</text:p>
            <text:p text:style-name="Table_20_Contents"/>
            <text:p text:style-name="Table_20_Contents">if($b == true) <text:s/>echo "YES";</text:p>
          </table:table-cell>
        </table:table-row>
        <table:table-row>
          <table:table-cell table:style-name="Таблица1.A7" office:value-type="string">
            <text:p text:style-name="Table_20_Contents">Удалить текстовый файл</text:p>
          </table:table-cell>
          <table:table-cell table:style-name="Таблица1.A2" office:value-type="string">
            <text:p text:style-name="Table_20_Contents">unlink("maxim.txt");</text:p>
          </table:table-cell>
        </table:table-row>
        <table:table-row>
          <table:table-cell table:style-name="Таблица1.A7" office:value-type="string">
            <text:p text:style-name="Table_20_Contents">Переименовать файл</text:p>
          </table:table-cell>
          <table:table-cell table:style-name="Таблица1.A2" office:value-type="string">
            <text:p text:style-name="Table_20_Contents">rename("maxim.txt","newFile.txt");</text:p>
          </table:table-cell>
        </table:table-row>
        <table:table-row>
          <table:table-cell table:style-name="Таблица1.A2" table:number-columns-spanned="2" office:value-type="string">
            <text:p text:style-name="P2">Преобразование типов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Вывод на экран типа переменной</text:p>
          </table:table-cell>
          <table:table-cell table:style-name="Таблица1.A2" office:value-type="string">
            <text:p text:style-name="Table_20_Contents">echo gettype($n);</text:p>
          </table:table-cell>
        </table:table-row>
        <table:table-row>
          <table:table-cell table:style-name="Таблица1.A7" office:value-type="string">
            <text:p text:style-name="Table_20_Contents">Перевод из целого числа в строку</text:p>
          </table:table-cell>
          <table:table-cell table:style-name="Таблица1.A2" office:value-type="string">
            <text:p text:style-name="Table_20_Contents">$n = 5;</text:p>
            <text:p text:style-name="Table_20_Contents">$n = $n <text:span text:style-name="T5">.</text:span> "";</text:p>
          </table:table-cell>
        </table:table-row>
        <table:table-row>
          <table:table-cell table:style-name="Таблица1.A7" office:value-type="string">
            <text:p text:style-name="Table_20_Contents">Перевод из вещественного числа в строку</text:p>
          </table:table-cell>
          <table:table-cell table:style-name="Таблица1.A2" office:value-type="string">
            <text:p text:style-name="Table_20_Contents">$d = 3.14;</text:p>
            <text:p text:style-name="Table_20_Contents">$d = $d <text:span text:style-name="T5">.</text:span> "";</text:p>
          </table:table-cell>
        </table:table-row>
        <table:table-row>
          <table:table-cell table:style-name="Таблица1.A7" office:value-type="string">
            <text:p text:style-name="Table_20_Contents">Перевод из строки в целое число</text:p>
          </table:table-cell>
          <table:table-cell table:style-name="Таблица1.A2" office:value-type="string">
            <text:p text:style-name="Table_20_Contents">$s = "123";</text:p>
            <text:p text:style-name="Table_20_Contents">$s = $s <text:span text:style-name="T5">+</text:span> 0;</text:p>
          </table:table-cell>
        </table:table-row>
        <table:table-row>
          <table:table-cell table:style-name="Таблица1.A7" office:value-type="string">
            <text:p text:style-name="Table_20_Contents">Перевод из строки в вещественное число</text:p>
          </table:table-cell>
          <table:table-cell table:style-name="Таблица1.A2" office:value-type="string">
            <text:p text:style-name="Table_20_Contents">$s = "45";</text:p>
            <text:p text:style-name="Table_20_Contents">$s = $s <text:span text:style-name="T5">+</text:span> 0<text:span text:style-name="T5">.</text:span>0;</text:p>
          </table:table-cell>
        </table:table-row>
        <table:table-row>
          <table:table-cell table:style-name="Таблица1.A2" table:number-columns-spanned="2" office:value-type="string">
            <text:p text:style-name="P2">Аналог записей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Описываем класс без методов</text:p>
          </table:table-cell>
          <table:table-cell table:style-name="Таблица1.A2" office:value-type="string">
            <text:p text:style-name="Table_20_Contents">class chisl</text:p>
            <text:p text:style-name="Table_20_Contents">{</text:p>
            <text:p text:style-name="Table_20_Contents"><text:s text:c="6"/>var $x, $y;</text:p>
            <text:p text:style-name="Table_20_Contents">};</text:p>
          </table:table-cell>
        </table:table-row>
        <table:table-row>
          <table:table-cell table:style-name="Таблица1.A7" office:value-type="string">
            <text:p text:style-name="Table_20_Contents">Используем поля класса</text:p>
          </table:table-cell>
          <table:table-cell table:style-name="Таблица1.A2" office:value-type="string">
            <text:p text:style-name="Table_20_Contents">$obj = new chisl;<text:tab/></text:p>
            <text:p text:style-name="Table_20_Contents">$obj-&gt;x = 15;</text:p>
            <text:p text:style-name="Table_20_Contents">$obj-&gt;y = 20;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Аналог указателей (создание списка)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Описываем структуру — элемент списка</text:p>
          </table:table-cell>
          <table:table-cell table:style-name="Таблица1.A2" office:value-type="string">
            <text:p text:style-name="Table_20_Contents">class zap</text:p>
            <text:p text:style-name="Table_20_Contents">{</text:p>
            <text:p text:style-name="Table_20_Contents"><text:tab/> var $x;</text:p>
            <text:p text:style-name="Table_20_Contents"><text:tab/> var $nextZap;</text:p>
            <text:p text:style-name="Table_20_Contents">};</text:p>
          </table:table-cell>
        </table:table-row>
        <table:table-row>
          <table:table-cell table:style-name="Таблица1.A7" office:value-type="string">
            <text:p text:style-name="Table_20_Contents">Инициализируем переменные для работы со списком</text:p>
          </table:table-cell>
          <table:table-cell table:style-name="Таблица1.A2" office:value-type="string">
            <text:p text:style-name="Table_20_Contents">$first = NULL;</text:p>
            <text:p text:style-name="Table_20_Contents">$last = NULL;</text:p>
            <text:p text:style-name="Table_20_Contents">$q = NULL;</text:p>
          </table:table-cell>
        </table:table-row>
        <table:table-row>
          <table:table-cell table:style-name="Таблица1.A7" office:value-type="string">
            <text:p text:style-name="Table_20_Contents">Создаём список</text:p>
          </table:table-cell>
          <table:table-cell table:style-name="Таблица1.A2" office:value-type="string">
            <text:p text:style-name="Table_20_Contents">for($i = 0; $i &lt; 8; $i++)</text:p>
            <text:p text:style-name="Table_20_Contents">{</text:p>
            <text:p text:style-name="Table_20_Contents"><text:tab/>if($first == NULL)</text:p>
            <text:p text:style-name="Table_20_Contents"><text:tab/>{</text:p>
            <text:p text:style-name="Table_20_Contents"><text:tab/><text:tab/>$first = new zap;</text:p>
            <text:p text:style-name="Table_20_Contents"><text:tab/><text:tab/>$first-&gt;x = 999;</text:p>
            <text:p text:style-name="Table_20_Contents"><text:tab/><text:tab/>$first-&gt;nextZap = NULL;</text:p>
            <text:p text:style-name="Table_20_Contents"><text:tab/><text:tab/>$last = $first;</text:p>
            <text:p text:style-name="Table_20_Contents"><text:tab/>}</text:p>
            <text:p text:style-name="Table_20_Contents"><text:tab/>else</text:p>
            <text:p text:style-name="Table_20_Contents"><text:tab/>{</text:p>
            <text:p text:style-name="Table_20_Contents"><text:tab/><text:tab/>$q = new zap;</text:p>
            <text:p text:style-name="Table_20_Contents"><text:tab/><text:tab/>$q-&gt;nextZap = NULL;</text:p>
            <text:p text:style-name="Table_20_Contents"><text:tab/><text:tab/>$q-&gt;x = $i * 10;</text:p>
            <text:p text:style-name="Table_20_Contents"><text:tab/><text:tab/>$last-&gt;nextZap = $q;</text:p>
            <text:p text:style-name="Table_20_Contents"><text:tab/><text:tab/>$last = $q;</text:p>
            <text:p text:style-name="Table_20_Contents"><text:tab/>}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Выводим элементы списка на экран</text:p>
          </table:table-cell>
          <table:table-cell table:style-name="Таблица1.A2" office:value-type="string">
            <text:p text:style-name="Table_20_Contents">$q = $first;</text:p>
            <text:p text:style-name="Table_20_Contents">while($q != NULL)</text:p>
            <text:p text:style-name="Table_20_Contents">{</text:p>
            <text:p text:style-name="Table_20_Contents"><text:tab/>echo $q-&gt;x . "&lt;br&gt;";</text:p>
            <text:p text:style-name="Table_20_Contents"><text:tab/>$q = $q-&gt;nextZap;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2">Взаимодействие <text:span text:style-name="T1">PHP </text:span><text:span text:style-name="T3">и </text:span><text:bookmark text:name="php-и-postgresql"/><text:span text:style-name="T1">PostgreSQL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0">Ссылка на информацию:</text:p>
            <text:p text:style-name="P19">https://maxim218.gitbooks.io/php/content/chapter1.html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Подключение модулей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дим модуль с функцией в файле <text:span text:style-name="T5">myModule.php</text:span></text:p>
          </table:table-cell>
          <table:table-cell table:style-name="Таблица1.A2" office:value-type="string">
            <text:p text:style-name="P1">&lt;?php</text:p>
            <text:p text:style-name="Table_20_Contents"><text:tab/>function proizved($a, $b, $c)</text:p>
            <text:p text:style-name="Table_20_Contents"><text:tab/>{</text:p>
            <text:p text:style-name="Table_20_Contents"><text:tab/><text:tab/>$ans = $a * $b * $c;</text:p>
            <text:p text:style-name="Table_20_Contents"><text:tab/><text:tab/>return $ans;</text:p>
            <text:p text:style-name="Table_20_Contents"><text:tab/>}</text:p>
            <text:p text:style-name="P1">?&gt;</text:p>
          </table:table-cell>
        </table:table-row>
        <table:table-row>
          <table:table-cell table:style-name="Таблица1.A7" office:value-type="string">
            <text:p text:style-name="Table_20_Contents">Подключаем модуль и тестируем функцию</text:p>
          </table:table-cell>
          <table:table-cell table:style-name="Таблица1.A2" office:value-type="string">
            <text:p text:style-name="P1">&lt;?php</text:p>
            <text:p text:style-name="Table_20_Contents"><text:tab/></text:p>
            <text:p text:style-name="Table_20_Contents"><text:tab/>require "<text:span text:style-name="T5">myModule.php</text:span>";<text:tab/></text:p>
            <text:p text:style-name="Table_20_Contents"><text:soft-page-break/><text:tab/>echo proizved(2,3,5);<text:tab/></text:p>
            <text:p text:style-name="P1">?&gt;</text:p>
          </table:table-cell>
        </table:table-row>
        <table:table-row>
          <table:table-cell table:style-name="Таблица1.A2" table:number-columns-spanned="2" office:value-type="string">
            <text:p text:style-name="P2">Изменение вида кнопк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ю новый класс <text:span text:style-name="T1">CSS</text:span></text:p>
          </table:table-cell>
          <table:table-cell table:style-name="Таблица1.A2" office:value-type="string">
            <text:p text:style-name="Table_20_Contents">.butClass </text:p>
            <text:p text:style-name="Table_20_Contents">{</text:p>
            <text:p text:style-name="Table_20_Contents"><text:tab/>background: #999999;</text:p>
            <text:p text:style-name="Table_20_Contents"><text:tab/>color: white; </text:p>
            <text:p text:style-name="Table_20_Contents"><text:tab/>font-size: 30pt; </text:p>
            <text:p text:style-name="Table_20_Contents"><text:tab/>padding-top: 20pt;</text:p>
            <text:p text:style-name="Table_20_Contents"><text:tab/>padding-bottom: 20pt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P5">Применяю класс к кнопке</text:p>
          </table:table-cell>
          <table:table-cell table:style-name="Таблица1.A2" office:value-type="string">
            <text:p text:style-name="Table_20_Contents">&lt;input type="submit" id = "b1" <text:span text:style-name="T5">class = "butClass"</text:span> value=" Готово " /&gt;</text:p>
          </table:table-cell>
        </table:table-row>
        <table:table-row>
          <table:table-cell table:style-name="Таблица1.A2" table:number-columns-spanned="2" office:value-type="string">
            <text:p text:style-name="P2">Функции <text:span text:style-name="T1">PHP</text:span>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Перевод строки в верхний регистр</text:p>
          </table:table-cell>
          <table:table-cell table:style-name="Таблица1.A2" office:value-type="string">
            <text:p text:style-name="Table_20_Contents">$s1 = strtoupper($s);</text:p>
          </table:table-cell>
        </table:table-row>
        <table:table-row>
          <table:table-cell table:style-name="Таблица1.A7" office:value-type="string">
            <text:p text:style-name="Table_20_Contents">Перевод строки в нижний регистр</text:p>
          </table:table-cell>
          <table:table-cell table:style-name="Таблица1.A2" office:value-type="string">
            <text:p text:style-name="Table_20_Contents">$s1 = strtolower($s);</text:p>
          </table:table-cell>
        </table:table-row>
        <table:table-row>
          <table:table-cell table:style-name="Таблица1.A7" office:value-type="string">
            <text:p text:style-name="Table_20_Contents">Поиск количества вхождений строки <text:span text:style-name="T2">xxx</text:span><text:span text:style-name="T1"> </text:span><text:span text:style-name="T3">в строку</text:span><text:span text:style-name="T4"> </text:span><text:span text:style-name="T2">$s</text:span></text:p>
          </table:table-cell>
          <table:table-cell table:style-name="Таблица1.A2" office:value-type="string">
            <text:p text:style-name="Table_20_Contents">$n = preg_match_all("<text:span text:style-name="T5">/xxx/</text:span>", $s);</text:p>
          </table:table-cell>
        </table:table-row>
        <table:table-row>
          <table:table-cell table:style-name="Таблица1.A7" office:value-type="string">
            <text:p text:style-name="Table_20_Contents">Убрать все пробелы в начале и конце строки</text:p>
          </table:table-cell>
          <table:table-cell table:style-name="Таблица1.A2" office:value-type="string">
            <text:p text:style-name="Table_20_Contents">$s1 = <text:span text:style-name="T5">trim</text:span>(" <text:s text:c="2"/>hello world <text:s text:c="3"/>");</text:p>
          </table:table-cell>
        </table:table-row>
        <table:table-row>
          <table:table-cell table:style-name="Таблица1.A7" office:value-type="string">
            <text:p text:style-name="Table_20_Contents">Пробежаться по всему массиву и увеличить все его элементы на 7</text:p>
          </table:table-cell>
          <table:table-cell table:style-name="Таблица1.A2" office:value-type="string">
            <text:p text:style-name="Table_20_Contents">foreach ($mass as $key =&gt; $value)</text:p>
            <text:p text:style-name="Table_20_Contents">{</text:p>
            <text:p text:style-name="Table_20_Contents"><text:tab/>$mass[$key] += 7;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2">Создание большого текстового поля для ввода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Код <text:span text:style-name="T2">CSS</text:span></text:p>
          </table:table-cell>
          <table:table-cell table:style-name="Таблица1.A2" office:value-type="string">
            <text:p text:style-name="Table_20_Contents"><text:span text:style-name="T5">&lt;style&gt;</text:span><text:tab/></text:p>
            <text:p text:style-name="Table_20_Contents"><text:s text:c="3"/><text:span text:style-name="T5">textarea </text:span></text:p>
            <text:p text:style-name="Table_20_Contents"><text:s text:c="3"/>{</text:p>
            <text:p text:style-name="Table_20_Contents"><text:s text:c="8"/><text:span text:style-name="T5">resize: none; </text:span></text:p>
            <text:p text:style-name="Table_20_Contents"><text:s text:c="3"/>} </text:p>
            <text:p text:style-name="P1">&lt;/style&gt;</text:p>
          </table:table-cell>
        </table:table-row>
        <table:table-row table:style-name="Таблица1.110">
          <table:table-cell table:style-name="Таблица1.A7" office:value-type="string">
            <text:p text:style-name="Table_20_Contents">Код <text:span text:style-name="T2">HTML</text:span></text:p>
          </table:table-cell>
          <table:table-cell table:style-name="Таблица1.A2" office:value-type="string">
            <text:p text:style-name="Table_20_Contents">&lt;textarea name = <text:span text:style-name="T5">'t2'</text:span> rows = "5" cols = "30"&gt;&lt;/textarea&gt;</text:p>
          </table:table-cell>
        </table:table-row>
        <table:table-row>
          <table:table-cell table:style-name="Таблица1.A2" table:number-columns-spanned="2" office:value-type="string">
            <text:p text:style-name="P2">Проверка значений <text:span text:style-name="T3">$_REQUEST</text:span>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Если <text:span text:style-name="T3">переменная $_REQUEST['t1'] </text:span><text:span text:style-name="T4">не</text:span><text:span text:style-name="T3"> равна </text:span><text:span text:style-name="T1">NULL,</text:span></text:p>
            <text:p text:style-name="P10"/>
            <text:p text:style-name="P5">то выводим её на экран,</text:p>
            <text:p text:style-name="P5"/>
            <text:p text:style-name="P5"/>
            <text:p text:style-name="P5">иначе выводим сообщение об ошибке</text:p>
          </table:table-cell>
          <table:table-cell table:style-name="Таблица1.A2" office:value-type="string">
            <text:p text:style-name="Table_20_Contents">if( <text:span text:style-name="T5">isset</text:span>($_REQUEST['t1'])<text:span text:style-name="T5"> == true</text:span>)</text:p>
            <text:p text:style-name="Table_20_Contents">{</text:p>
            <text:p text:style-name="Table_20_Contents"><text:tab/>echo "T1 = " . $_REQUEST['t1'] . "&lt;br&gt;";</text:p>
            <text:p text:style-name="Table_20_Contents">}</text:p>
            <text:p text:style-name="Table_20_Contents">else</text:p>
            <text:p text:style-name="Table_20_Contents">{</text:p>
            <text:p text:style-name="Table_20_Contents"><text:tab/>echo "Error &lt;br&gt;";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2">Взаимодействие <text:span text:style-name="T1">PHP </text:span><text:span text:style-name="T3">и </text:span><text:span text:style-name="T1">JavaScript</text:span></text:p>
          </table:table-cell>
          <table:covered-table-cell/>
        </table:table-row>
        <text:soft-page-break/>
        <table:table-row>
          <table:table-cell table:style-name="Таблица1.A2" table:number-columns-spanned="2" office:value-type="string">
            <text:p text:style-name="P7">Передача переменных из <text:span text:style-name="T1">PHP </text:span>в <text:span text:style-name="T1">JavaScript</text:span></text:p>
            <text:p text:style-name="P11"/>
            <text:p text:style-name="P12">&lt;?php</text:p>
            <text:p text:style-name="P6"><text:span text:style-name="T1"><text:tab/></text:span><text:span text:style-name="T2">$a</text:span><text:span text:style-name="T1"> = 15;</text:span></text:p>
            <text:p text:style-name="P6"><text:span text:style-name="T1"><text:tab/></text:span><text:span text:style-name="T2">$b</text:span><text:span text:style-name="T1"> = 41;</text:span></text:p>
            <text:p text:style-name="P6"><text:span text:style-name="T1"><text:tab/>echo " &lt;script language = 'JavaScript'&gt; </text:span><text:span text:style-name="T2">var a = {$a} ;</text:span><text:span text:style-name="T1"> <text:s/>&lt;/script&gt; ";</text:span></text:p>
            <text:p text:style-name="P6"><text:span text:style-name="T1"><text:tab/>echo " &lt;script language = 'JavaScript'&gt; </text:span><text:span text:style-name="T2">var b = {$b} ;</text:span><text:span text:style-name="T1"> <text:s/>&lt;/script&gt; ";</text:span></text:p>
            <text:p text:style-name="P12">?&gt;</text:p>
            <text:p text:style-name="P11"/>
            <text:p text:style-name="P12">&lt;script language = "JavaScript"&gt;</text:p>
            <text:p text:style-name="P6"><text:span text:style-name="T1"><text:s text:c="4"/>var p = </text:span><text:span text:style-name="T2">a</text:span><text:span text:style-name="T1"> + </text:span><text:span text:style-name="T2">b</text:span><text:span text:style-name="T1">;</text:span></text:p>
            <text:p text:style-name="P11"><text:s text:c="4"/>alert(p);</text:p>
            <text:p text:style-name="P12">&lt;/script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3">Передача переменной из <text:span text:style-name="T1">JavaScript </text:span>в <text:span text:style-name="T1">PHP</text:span>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ём невидимое текстовое поле</text:p>
          </table:table-cell>
          <table:table-cell table:style-name="Таблица1.A2" office:value-type="string">
            <text:p text:style-name="P13">&lt;form action = "p2.php" method = "POST"&gt;</text:p>
            <text:p text:style-name="P13"><text:s text:c="2"/><text:span text:style-name="T5">&lt;input type = "hidden" id= "t1" name = "t1" value= "0" /&gt;</text:span></text:p>
            <text:p text:style-name="P13"><text:s text:c="2"/>&lt;input type="submit" id = "b1" value=" Готово " /&gt;</text:p>
            <text:p text:style-name="P13">&lt;/form&gt;</text:p>
          </table:table-cell>
        </table:table-row>
        <table:table-row>
          <table:table-cell table:style-name="Таблица1.A7" office:value-type="string">
            <text:p text:style-name="Table_20_Contents">Изменяем значение невидимого текстового поля с помощью <text:span text:style-name="T2">JS</text:span></text:p>
          </table:table-cell>
          <table:table-cell table:style-name="Таблица1.A2" office:value-type="string">
            <text:p text:style-name="Table_20_Contents">document.getElementById(<text:span text:style-name="T5">'t1'</text:span>).value = count;</text:p>
          </table:table-cell>
        </table:table-row>
        <table:table-row>
          <table:table-cell table:style-name="Таблица1.A7" office:value-type="string">
            <text:p text:style-name="P5">После нажатия кнопки смотрим результат на другой странице</text:p>
          </table:table-cell>
          <table:table-cell table:style-name="Таблица1.A2" office:value-type="string">
            <text:p text:style-name="Table_20_Contents">&lt;?php</text:p>
            <text:p text:style-name="Table_20_Contents"><text:tab/>$t1 = $_REQUEST[<text:span text:style-name="T5">'t1'</text:span>];</text:p>
            <text:p text:style-name="Table_20_Contents"><text:tab/>echo "&lt;h1&gt;Answer: " . $t1 . " &lt;/h1&gt;&lt;br&gt;";</text:p>
            <text:p text:style-name="Table_20_Contents">?&gt;</text:p>
          </table:table-cell>
        </table:table-row>
        <table:table-row>
          <table:table-cell table:style-name="Таблица1.A2" table:number-columns-spanned="2" office:value-type="string">
            <text:p text:style-name="P3">Загрузка файлов клиентов (текстовых, изображений)</text:p>
          </table:table-cell>
          <table:covered-table-cell/>
        </table:table-row>
        <table:table-row table:style-name="Таблица1.120">
          <table:table-cell table:style-name="Таблица1.A2" table:number-columns-spanned="2" office:value-type="string">
            <text:p text:style-name="P1">Создание формы для выбора и отправки файла</text:p>
            <text:p text:style-name="Table_20_Contents"/>
            <text:p text:style-name="Table_20_Contents">&lt;form <text:span text:style-name="T5">enctype="multipart/form-data"</text:span> action = "p2.php" method = "POST"&gt;</text:p>
            <text:p text:style-name="Table_20_Contents"><text:s text:c="10"/>&lt;input type = "hidden" name = "MAX_FILE_SIZE" value="40000" /&gt;</text:p>
            <text:p text:style-name="Table_20_Contents"><text:s text:c="10"/>&lt;br&gt;&lt;br&gt;</text:p>
            <text:p text:style-name="Table_20_Contents"><text:s text:c="10"/><text:span text:style-name="T5">&lt;input name = "f1" type = "file" /&gt;</text:span></text:p>
            <text:p text:style-name="Table_20_Contents"><text:s text:c="10"/>&lt;br&gt;&lt;br&gt;</text:p>
            <text:p text:style-name="Table_20_Contents"><text:s text:c="10"/>&lt;input type="submit" value=" Отправить файл " /&gt;</text:p>
            <text:p text:style-name="Table_20_Contents">&lt;/form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Сохранение файла на диске</text:p>
            <text:p text:style-name="Table_20_Contents"/>
            <text:p text:style-name="P1">&lt;?php</text:p>
            <text:p text:style-name="P14"/>
            <text:p text:style-name="P14">$newName = 'newFile.png';</text:p>
            <text:p text:style-name="P14">$oldName = basename($_FILES['f1']['name']);</text:p>
            <text:p text:style-name="P14"/>
            <text:p text:style-name="P1">$error = $_FILES['f1']['error'];</text:p>
            <text:p text:style-name="P14">if($error == 0)</text:p>
            <text:p text:style-name="P14">{</text:p>
            <text:p text:style-name="P14"><text:tab/>if (move_uploaded_file($_FILES['f1']['tmp_name'], $newName)) </text:p>
            <text:p text:style-name="P14"><text:tab/>{</text:p>
            <text:p text:style-name="P14"><text:soft-page-break/><text:tab/><text:tab/><text:span text:style-name="T5">echo "OK &lt;br&gt;";</text:span></text:p>
            <text:p text:style-name="P1"><text:tab/><text:tab/>echo "Old name: " . $oldName . "&lt;br&gt;";</text:p>
            <text:p text:style-name="P1"><text:tab/><text:tab/>echo "New name: " . $newName . "&lt;br&gt;";</text:p>
            <text:p text:style-name="P1"><text:tab/><text:tab/>echo "Size: " . $_FILES['f1']['size'] . "&lt;br&gt;";</text:p>
            <text:p text:style-name="P14"><text:tab/>} </text:p>
            <text:p text:style-name="P14"><text:tab/>else </text:p>
            <text:p text:style-name="P14"><text:tab/>{</text:p>
            <text:p text:style-name="P14"><text:tab/><text:tab/><text:span text:style-name="T5">echo "ERROR &lt;br&gt;";</text:span></text:p>
            <text:p text:style-name="P14"><text:tab/>}</text:p>
            <text:p text:style-name="P14">}</text:p>
            <text:p text:style-name="P14">else</text:p>
            <text:p text:style-name="P14">{</text:p>
            <text:p text:style-name="P14"><text:tab/><text:span text:style-name="T5">echo "ERROR &lt;br&gt;";</text:span></text:p>
            <text:p text:style-name="P14">}</text:p>
            <text:p text:style-name="P14"/>
            <text:p text:style-name="P1">?&gt;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Вывести на экран размер файла</text:p>
          </table:table-cell>
          <table:table-cell table:style-name="Таблица1.A2" office:value-type="string">
            <text:p text:style-name="Table_20_Contents">echo $_FILES['f1']['size'];</text:p>
          </table:table-cell>
        </table:table-row>
        <table:table-row>
          <table:table-cell table:style-name="Таблица1.A2" table:number-columns-spanned="2" office:value-type="string">
            <text:p text:style-name="P3">Перенаправление пользователя в случае ошибки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Остановка сценария и переход на страницу <text:span text:style-name="T2">p3.php</text:span><text:span text:style-name="T1"> </text:span><text:span text:style-name="T3">при возникновении ошибки</text:span></text:p>
          </table:table-cell>
          <table:table-cell table:style-name="Таблица1.A2" office:value-type="string">
            <text:p text:style-name="Table_20_Contents">if( isset($_REQUEST[<text:span text:style-name="T5">'t1'</text:span>]) == <text:span text:style-name="T5">false</text:span>)</text:p>
            <text:p text:style-name="Table_20_Contents">{</text:p>
            <text:p text:style-name="Table_20_Contents"><text:tab/>header("Location: <text:span text:style-name="T5">p3.php</text:span>");</text:p>
            <text:p text:style-name="Table_20_Contents"><text:tab/>exit();</text:p>
            <text:p text:style-name="Table_20_Contents"><text:tab/>die("")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Остановка сценария и переход на страницу <text:span text:style-name="T2">p1.php</text:span><text:span text:style-name="T1"> </text:span><text:span text:style-name="T3">с передачей значения переменной </text:span><text:span text:style-name="T2">x</text:span></text:p>
          </table:table-cell>
          <table:table-cell table:style-name="Таблица1.A2" office:value-type="string">
            <text:p text:style-name="Table_20_Contents">if( isset($_REQUEST[<text:span text:style-name="T5">'t1'</text:span>]) == <text:span text:style-name="T5">false</text:span>)</text:p>
            <text:p text:style-name="Table_20_Contents">{</text:p>
            <text:p text:style-name="Table_20_Contents"><text:tab/>header("Location: <text:span text:style-name="T5">p1.php?x=218</text:span>");</text:p>
            <text:p text:style-name="Table_20_Contents"><text:tab/>exit();</text:p>
            <text:p text:style-name="Table_20_Contents"><text:tab/>die("")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Вывод на экран значения переменной <text:span text:style-name="T2">x</text:span><text:span text:style-name="T1"> </text:span><text:span text:style-name="T3">на странице </text:span><text:span text:style-name="T2">p1.php</text:span></text:p>
          </table:table-cell>
          <table:table-cell table:style-name="Таблица1.A2" office:value-type="string">
            <text:p text:style-name="Table_20_Contents">if(isset($_REQUEST[<text:span text:style-name="T5">'x'</text:span>]) == true)</text:p>
            <text:p text:style-name="Table_20_Contents">{</text:p>
            <text:p text:style-name="Table_20_Contents"><text:tab/>echo $_REQUEST[<text:span text:style-name="T5">'x'</text:span>]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Переадресация с передачей нескольких переменных</text:p>
          </table:table-cell>
          <table:table-cell table:style-name="Таблица1.A2" office:value-type="string">
            <text:p text:style-name="Table_20_Contents">header("Location: p1.php?<text:span text:style-name="T5">x=218&amp;y=1996</text:span>");</text:p>
            <text:p text:style-name="Table_20_Contents">exit();</text:p>
            <text:p text:style-name="Table_20_Contents">die("");</text:p>
          </table:table-cell>
        </table:table-row>
        <table:table-row>
          <table:table-cell table:style-name="Таблица1.A2" table:number-columns-spanned="2" office:value-type="string">
            <text:p text:style-name="P2">Ассоциативный массив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ние и инициализация массива</text:p>
          </table:table-cell>
          <table:table-cell table:style-name="Таблица1.A2" office:value-type="string">
            <text:p text:style-name="Table_20_Contents">$mass = array('name' =&gt; 'Maxim' , 'vozr' =&gt; 20);</text:p>
          </table:table-cell>
        </table:table-row>
        <table:table-row>
          <table:table-cell table:style-name="Таблица1.A7" office:value-type="string">
            <text:p text:style-name="Table_20_Contents">Вывод значений массива</text:p>
          </table:table-cell>
          <table:table-cell table:style-name="Таблица1.A2" office:value-type="string">
            <text:p text:style-name="Table_20_Contents">echo $mass['name'] . '&lt;br&gt;';</text:p>
            <text:p text:style-name="Table_20_Contents">echo $mass['vozr'] . '&lt;br&gt;';</text:p>
          </table:table-cell>
        </table:table-row>
        <table:table-row>
          <table:table-cell table:style-name="Таблица1.A7" office:value-type="string">
            <text:p text:style-name="Table_20_Contents">Присваивание значения элементу массива</text:p>
          </table:table-cell>
          <table:table-cell table:style-name="Таблица1.A2" office:value-type="string">
            <text:p text:style-name="Table_20_Contents">$mass['name'] = 'Nina';</text:p>
          </table:table-cell>
        </table:table-row>
        <table:table-row>
          <table:table-cell table:style-name="Таблица1.A7" office:value-type="string">
            <text:p text:style-name="Table_20_Contents">Создание нового элемента в ассоциативном массиве</text:p>
          </table:table-cell>
          <table:table-cell table:style-name="Таблица1.A2" office:value-type="string">
            <text:p text:style-name="Table_20_Contents">$mass['pol'] = 'Genskiy';</text:p>
            <text:p text:style-name="Table_20_Contents">echo $mass['pol'];</text:p>
          </table:table-cell>
        </table:table-row>
        <table:table-row>
          <table:table-cell table:style-name="Таблица1.A2" table:number-columns-spanned="2" office:value-type="string">
            <text:p text:style-name="P2">Вывод нескольких строк одновременно</text:p>
          </table:table-cell>
          <table:covered-table-cell/>
        </table:table-row>
        <text:soft-page-break/>
        <table:table-row>
          <table:table-cell table:style-name="Таблица1.A7" office:value-type="string">
            <text:p text:style-name="Table_20_Contents">Вывод нескольких строк одновременно</text:p>
          </table:table-cell>
          <table:table-cell table:style-name="Таблица1.A2" office:value-type="string">
            <text:p text:style-name="P1">echo &lt;&lt;&lt;EOD</text:p>
            <text:p text:style-name="Table_20_Contents"><text:tab/>&lt;p&gt;Привет мир&lt;/p&gt;</text:p>
            <text:p text:style-name="Table_20_Contents"><text:tab/>&lt;p&gt;Меня зовут Максим&lt;/p&gt;</text:p>
            <text:p text:style-name="P1">EOD;</text:p>
          </table:table-cell>
        </table:table-row>
        <table:table-row>
          <table:table-cell table:style-name="Таблица1.A7" office:value-type="string">
            <text:p text:style-name="Table_20_Contents">Ввод целого числа в консольном режиме</text:p>
          </table:table-cell>
          <table:table-cell table:style-name="Таблица1.A2" office:value-type="string">
            <text:p text:style-name="Table_20_Contents">$t1 = fgets(STDIN) + 0;</text:p>
          </table:table-cell>
        </table:table-row>
        <table:table-row>
          <table:table-cell table:style-name="Таблица1.A7" office:value-type="string">
            <text:p text:style-name="Table_20_Contents">Закодировать строку</text:p>
          </table:table-cell>
          <table:table-cell table:style-name="Таблица1.A2" office:value-type="string">
            <text:p text:style-name="Table_20_Contents">$s1 = <text:span text:style-name="T5">crypt</text:span>($s, "myownsole");</text:p>
          </table:table-cell>
        </table:table-row>
        <table:table-row>
          <table:table-cell table:style-name="Таблица1.A2" table:number-columns-spanned="2" office:value-type="string">
            <text:p text:style-name="P2">Перенаправить пользователя с помощью <text:span text:style-name="T1">JS </text:span><text:span text:style-name="T3">и передать переменные</text:span>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Код <text:span text:style-name="T2">JavaScript</text:span></text:p>
          </table:table-cell>
          <table:table-cell table:style-name="Таблица1.A2" office:value-type="string">
            <text:p text:style-name="P1">&lt;script language = "JavaScript"&gt;</text:p>
            <text:p text:style-name="Table_20_Contents"><text:tab/>function f1()</text:p>
            <text:p text:style-name="Table_20_Contents"><text:tab/>{</text:p>
            <text:p text:style-name="Table_20_Contents"><text:tab/> <text:s text:c="4"/>window.location = "p2.php?<text:span text:style-name="T5">t1=218&amp;t2=1996</text:span>";</text:p>
            <text:p text:style-name="Table_20_Contents"><text:tab/>}</text:p>
            <text:p text:style-name="P1">&lt;/script&gt;</text:p>
          </table:table-cell>
        </table:table-row>
        <table:table-row>
          <table:table-cell table:style-name="Таблица1.A7" office:value-type="string">
            <text:p text:style-name="Table_20_Contents">Вывод переменных на странице <text:span text:style-name="T2">p2.php</text:span></text:p>
          </table:table-cell>
          <table:table-cell table:style-name="Таблица1.A2" office:value-type="string">
            <text:p text:style-name="Table_20_Contents">$t1 = $_REQUEST[<text:span text:style-name="T5">'t1'</text:span>];</text:p>
            <text:p text:style-name="Table_20_Contents">$t2 = $_REQUEST[<text:span text:style-name="T5">'t2'</text:span>];</text:p>
            <text:p text:style-name="Table_20_Contents"><text:tab/></text:p>
            <text:p text:style-name="Table_20_Contents">echo $t1 . "&lt;br&gt;";</text:p>
            <text:p text:style-name="Table_20_Contents">echo $t2 . "&lt;br&gt;";</text:p>
          </table:table-cell>
        </table:table-row>
        <table:table-row>
          <table:table-cell table:style-name="Таблица1.A2" table:number-columns-spanned="2" office:value-type="string">
            <text:p text:style-name="P2">Замена всех вхождений символов в строке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Заменить <text:span text:style-name="T5">все</text:span> треугольники на специальные символы, а переносы строк на <text:span text:style-name="T1">&lt;br&gt;</text:span></text:p>
          </table:table-cell>
          <table:table-cell table:style-name="Таблица1.A2" office:value-type="string">
            <text:p text:style-name="Table_20_Contents">$s = str_replace("&lt;","&amp;lt",$s);</text:p>
            <text:p text:style-name="Table_20_Contents">$s = str_replace("&gt;","&amp;gt",$s);</text:p>
            <text:p text:style-name="Table_20_Contents">$s = str_replace("\n","&lt;br&gt;",$s);</text:p>
          </table:table-cell>
        </table:table-row>
        <table:table-row>
          <table:table-cell table:style-name="Таблица1.A7" office:value-type="string">
            <text:p text:style-name="P5">Убрать все специальные символы из строки и заменить их на соответствующие конструкции</text:p>
          </table:table-cell>
          <table:table-cell table:style-name="Таблица1.A2" office:value-type="string">
            <text:p text:style-name="Table_20_Contents">$s = htmlentities($s);</text:p>
            <text:p text:style-name="Table_20_Contents">$s = nl2br($s);</text:p>
          </table:table-cell>
        </table:table-row>
        <table:table-row>
          <table:table-cell table:style-name="Таблица1.A7" office:value-type="string">
            <text:p text:style-name="P5">Передать изменённую строку в <text:span text:style-name="T2">javascript</text:span></text:p>
          </table:table-cell>
          <table:table-cell table:style-name="Таблица1.A2" office:value-type="string">
            <text:p text:style-name="Table_20_Contents">&lt;script&gt;</text:p>
            <text:p text:style-name="Table_20_Contents"><text:s text:c="5"/>var s = "&lt;?php echo $s; ?&gt;";</text:p>
            <text:p text:style-name="Table_20_Contents">&lt;/script&gt;</text:p>
          </table:table-cell>
        </table:table-row>
        <table:table-row>
          <table:table-cell table:style-name="Таблица1.A7" office:value-type="string">
            <text:p text:style-name="Table_20_Contents">Заменить все вхождения слова <text:span text:style-name="T1">maxim </text:span><text:span text:style-name="T3">на слово </text:span><text:span text:style-name="T1">hello</text:span></text:p>
          </table:table-cell>
          <table:table-cell table:style-name="Таблица1.A2" office:value-type="string">
            <text:p text:style-name="Table_20_Contents">$s = str_replace("maxim","hello",$s);</text:p>
          </table:table-cell>
        </table:table-row>
        <table:table-row>
          <table:table-cell table:style-name="Таблица1.A2" table:number-columns-spanned="2" office:value-type="string">
            <text:p text:style-name="P4">Random</text:p>
          </table:table-cell>
          <table:covered-table-cell/>
        </table:table-row>
        <table:table-row>
          <table:table-cell table:style-name="Таблица1.A7" office:value-type="string">
            <text:p text:style-name="P5">Получить случайное целое число на отрезке <text:span text:style-name="T1">[10 , 20]</text:span></text:p>
          </table:table-cell>
          <table:table-cell table:style-name="Таблица1.A2" office:value-type="string">
            <text:p text:style-name="Table_20_Contents">$n = rand(10,20);</text:p>
          </table:table-cell>
        </table:table-row>
        <table:table-row>
          <table:table-cell table:style-name="Таблица1.A2" table:number-columns-spanned="2" office:value-type="string">
            <text:p text:style-name="P2">Файлы <text:span text:style-name="T1">Cookie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5">Работа с <text:span text:style-name="T1">cookie </text:span><text:span text:style-name="T3">должна осуществляться до всех вызовов функции </text:span><text:span text:style-name="T1">echo</text:span>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ние переменной</text:p>
          </table:table-cell>
          <table:table-cell table:style-name="Таблица1.A2" office:value-type="string">
            <text:p text:style-name="Table_20_Contents">&lt;?php</text:p>
            <text:p text:style-name="Table_20_Contents"><text:tab/>setcookie(<text:span text:style-name="T5">'player'</text:span>, 'Maxim');</text:p>
            <text:p text:style-name="Table_20_Contents">?&gt;</text:p>
          </table:table-cell>
        </table:table-row>
        <table:table-row>
          <table:table-cell table:style-name="Таблица1.A7" office:value-type="string">
            <text:p text:style-name="Table_20_Contents">Получить значение переменной</text:p>
          </table:table-cell>
          <table:table-cell table:style-name="Таблица1.A2" office:value-type="string">
            <text:p text:style-name="Table_20_Contents">&lt;?php</text:p>
            <text:p text:style-name="Table_20_Contents"><text:tab/>$p = $_COOKIE[<text:span text:style-name="T5">'player'</text:span>];</text:p>
            <text:p text:style-name="Table_20_Contents"><text:tab/>echo $p;</text:p>
            <text:p text:style-name="Table_20_Contents">?&gt;</text:p>
          </table:table-cell>
        </table:table-row>
        <table:table-row>
          <table:table-cell table:style-name="Таблица1.A2" table:number-columns-spanned="2" office:value-type="string">
            <text:p text:style-name="P2">Отправка запросов из <text:span text:style-name="T1">Flash</text:span></text:p>
          </table:table-cell>
          <table:covered-table-cell/>
        </table:table-row>
        <text:soft-page-break/>
        <table:table-row>
          <table:table-cell table:style-name="Таблица1.A7" office:value-type="string">
            <text:p text:style-name="P5">Отправить запрос на сервер и получить от него значение суммы чисел</text:p>
            <text:p text:style-name="P5"/>
            <text:p text:style-name="P5">Код <text:span text:style-name="T1">ActionScript</text:span></text:p>
          </table:table-cell>
          <table:table-cell table:style-name="Таблица1.A2" office:value-type="string">
            <text:p text:style-name="P9">_global.answer = -1;</text:p>
            <text:p text:style-name="P9"/>
            <text:p text:style-name="P9">var strUrl = "<text:span text:style-name="T5">http://localhost/testing/ppp.php?x=" + 12 + "&amp;y=" + 5</text:span>;</text:p>
            <text:p text:style-name="P9">var myLoadVars:LoadVars = new LoadVars();</text:p>
            <text:p text:style-name="P9">myLoadVars.sendAndLoad(strUrl,myLoadVars,"POST");</text:p>
            <text:p text:style-name="P9"/>
            <text:p text:style-name="P9">myLoadVars.onLoad = function()</text:p>
            <text:p text:style-name="P9">{</text:p>
            <text:p text:style-name="P9"><text:tab/>_global.answer = myLoadVars.answer;</text:p>
            <text:p text:style-name="P9"><text:tab/>gotoAndStop(2);</text:p>
            <text:p text:style-name="P9">};</text:p>
          </table:table-cell>
        </table:table-row>
        <table:table-row>
          <table:table-cell table:style-name="Таблица1.A7" office:value-type="string">
            <text:p text:style-name="Table_20_Contents">Код <text:span text:style-name="T1">PHP</text:span></text:p>
          </table:table-cell>
          <table:table-cell table:style-name="Таблица1.A2" office:value-type="string">
            <text:p text:style-name="Table_20_Contents">&lt;?php</text:p>
            <text:p text:style-name="Table_20_Contents"/>
            <text:p text:style-name="Table_20_Contents">$x = $_REQUEST['x'] + 0;</text:p>
            <text:p text:style-name="Table_20_Contents">$y = $_REQUEST['y'] + 0;</text:p>
            <text:p text:style-name="Table_20_Contents">$c = $x + $y;</text:p>
            <text:p text:style-name="P1">echo "answer=" . $c;</text:p>
            <text:p text:style-name="Table_20_Contents"/>
            <text:p text:style-name="Table_20_Contents">?&gt;</text:p>
          </table:table-cell>
        </table:table-row>
        <table:table-row>
          <table:table-cell table:style-name="Таблица1.A2" table:number-columns-spanned="2" office:value-type="string">
            <text:p text:style-name="P2">Глобальные переменные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>Создадим глобальную переменную</text:p>
          </table:table-cell>
          <table:table-cell table:style-name="Таблица1.A2" office:value-type="string">
            <text:p text:style-name="Table_20_Contents">$GLOBALS["<text:span text:style-name="T5">a</text:span>"] = 5;</text:p>
          </table:table-cell>
        </table:table-row>
        <table:table-row>
          <table:table-cell table:style-name="Таблица1.A7" office:value-type="string">
            <text:p text:style-name="Table_20_Contents">Напишем функцию, которая изменяет значение глобальной переменной</text:p>
          </table:table-cell>
          <table:table-cell table:style-name="Таблица1.A2" office:value-type="string">
            <text:p text:style-name="Table_20_Contents">function change()</text:p>
            <text:p text:style-name="Table_20_Contents">{</text:p>
            <text:p text:style-name="Table_20_Contents"><text:tab/>$GLOBALS["<text:span text:style-name="T5">a</text:span>"] = 1996;</text:p>
            <text:p text:style-name="Table_20_Contents">}</text:p>
          </table:table-cell>
        </table:table-row>
        <table:table-row>
          <table:table-cell table:style-name="Таблица1.A7" office:value-type="string">
            <text:p text:style-name="Table_20_Contents">Вызовем функцию, изменяющую значение глобальной переменной</text:p>
          </table:table-cell>
          <table:table-cell table:style-name="Таблица1.A2" office:value-type="string">
            <text:p text:style-name="Table_20_Contents">change();</text:p>
          </table:table-cell>
        </table:table-row>
        <table:table-row>
          <table:table-cell table:style-name="Таблица1.A7" office:value-type="string">
            <text:p text:style-name="Table_20_Contents">Выведем значение глобальной переменной на экран</text:p>
            <text:p text:style-name="P16">Вывел <text:span text:style-name="T15">1996</text:span> </text:p>
          </table:table-cell>
          <table:table-cell table:style-name="Таблица1.A2" office:value-type="string">
            <text:p text:style-name="Table_20_Contents">echo $GLOBALS["<text:span text:style-name="T5">a</text:span>"];</text:p>
          </table:table-cell>
        </table:table-row>
        <table:table-row>
          <table:table-cell table:style-name="Таблица1.A2" table:number-columns-spanned="2" office:value-type="string">
            <text:p text:style-name="P2">Междоменные запросы</text:p>
          </table:table-cell>
          <table:covered-table-cell/>
        </table:table-row>
        <table:table-row table:style-name="Таблица1.160">
          <table:table-cell table:style-name="Таблица1.A2" table:number-columns-spanned="2" office:value-type="string">
            <text:p text:style-name="Table_20_Contents">header('text/plain');</text:p>
            <text:p text:style-name="Table_20_Contents">header('Access-Control-Allow-Origin: <text:span text:style-name="T5">http://guarded-gorge-33089.herokuapp.com</text:span>',false);</text:p>
            <text:p text:style-name="Table_20_Contents">header('Access-Control-Allow-Methods: GET, POST, OPTIONS');</text:p>
            <text:p text:style-name="Table_20_Contents">header('Access-Control-Allow-Headers: Content-Type');</text:p>
            <text:p text:style-name="Table_20_Contents">header('Access-Control-Allow-Credentials: true');</text:p>
          </table:table-cell>
          <table:covered-table-cell/>
        </table:table-row>
        <table:table-row>
          <table:table-cell table:style-name="Таблица1.A7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7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7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7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7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Maxim</meta:initial-creator>
    <meta:creation-date>2016-07-13T11:49:04.99</meta:creation-date>
    <meta:generator>LibreOffice/5.1.6.2$Linux_X86_64 LibreOffice_project/10m0$Build-2</meta:generator>
    <dc:date>2018-02-01T01:23:08.897669017</dc:date>
    <meta:editing-duration>PT15H42M24S</meta:editing-duration>
    <meta:editing-cycles>328</meta:editing-cycles>
    <meta:document-statistic meta:table-count="1" meta:image-count="0" meta:object-count="0" meta:page-count="12" meta:paragraph-count="608" meta:word-count="2011" meta:character-count="12764" meta:non-whitespace-character-count="10982"/>
  </office:meta>
</office:document-meta>
</file>